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8.139cm"/>
    </style:style>
    <style:style style:name="co5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3.244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>
      <style:table-cell-properties fo:border="0.018cm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="0.018cm solid #000000"/>
    </style:style>
    <style:style style:name="ce8" style:family="table-cell" style:parent-style-name="Default" style:data-style-name="N76">
      <style:table-cell-properties style:text-align-source="fix" style:repeat-content="false" fo:border="0.018cm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order="0.018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员工信息一览表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序号</text:p>
            </table:table-cell>
            <table:table-cell table:style-name="ce2" office:value-type="string">
              <text:p>姓名</text:p>
            </table:table-cell>
            <table:table-cell table:style-name="ce2" office:value-type="string">
              <text:p>地址</text:p>
            </table:table-cell>
            <table:table-cell table:style-name="ce2" office:value-type="string">
              <text:p>入职日期</text:p>
            </table:table-cell>
            <table:table-cell table:style-name="ce2" office:value-type="string">
              <text:p>生日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e%20in%20$employees.Rows)">#foreach($e in $employees.Rows)</text:a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</table:table-row>
        <table:table-row table:style-name="ro3">
          <table:table-cell table:style-name="ce4" office:value-type="string">
            <text:p><text:a xlink:href="rtl://$velocityCount">$velocityCount</text:a></text:p>
          </table:table-cell>
          <table:table-cell table:style-name="ce7" office:value-type="string">
            <text:p>${e.FirstName} ${e.LastName}</text:p>
          </table:table-cell>
          <table:table-cell table:style-name="ce7" office:value-type="string">
            <text:p>${e.Address}</text:p>
          </table:table-cell>
          <table:table-cell table:style-name="ce8" table:formula="of:=VALUE(&quot;$e.HireDate&quot;)" office:value-type="date" office:date-value="1899-12-30">
            <text:p>错误:502</text:p>
          </table:table-cell>
          <table:table-cell table:style-name="ce9" office:value-type="string">
            <text:p>${e.BirthDate}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5" office:value-type="string" table:number-columns-spanned="5" table:number-rows-spanned="1">
            <text:p>制单时间：<text:a xlink:href="rtl://$now">$now</text:a></text:p>
          </table:table-cell>
          <table:covered-table-cell table:number-columns-repeated="4"/>
        </table:table-row>
        <table:table-row table:style-name="ro3" table:number-rows-repeated="65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2010／09／07</text:date>, <text:time>16:33:0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9-07T16:33:06.75</dc:date>
    <meta:editing-duration>PT00H58M40S</meta:editing-duration>
    <meta:editing-cycles>78</meta:editing-cycles>
    <meta:generator>OpenOffice.org/3.2$Win32 OpenOffice.org_project/320m12$Build-9483</meta:generator>
    <meta:document-statistic meta:table-count="3" meta:cell-count="14" meta:object-count="0"/>
  </office:meta>
</office:document-meta>
</file>